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6">
            <text:p>26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23">
            <text:p>23</text:p>
          </table:table-cell>
          <table:table-cell table:style-name="ce17" office:value-type="string">
            <text:p>2023-05-10_14-30-48_000.jpg</text:p>
          </table:table-cell>
          <table:table-cell table:style-name="ce26" office:value-type="string">
            <text:p>-*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-*">
            <text:p>-*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4">
            <text:p>24</text:p>
          </table:table-cell>
          <table:table-cell table:style-name="ce17" office:value-type="string">
            <text:p>2023-05-10_14-30-55_000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-*">
            <text:p>-*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5-10_07-34-59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起きた時刻 / 2023">
            <text:p>:m :PHOTO 起き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5-10_02-16-24_000.jpg</text:p>
          </table:table-cell>
          <table:table-cell table:style-name="ce26" office:value-type="string">
            <text:p>:m :PHOTO 寝た時刻 / 2023 / オナニー、未了、duration=30m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寝た時刻 / 2023 / オナニー、未了、duration=30m時間ぐらい,other=~">
            <text:p>:m :PHOTO 寝た時刻 / 2023 / オナニー、未了、duration=30m時間ぐらい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 office:value-type="string">
            <text:p>2023-05-09_21-10-1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17" office:value-type="string">
            <text:p>2023-05-10_12-57-38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6">
            <text:p>26</text:p>
          </table:table-cell>
          <table:table-cell table:style-name="ce17" office:value-type="string">
            <text:p>2023-05-10_15-25-41_000.jpg</text:p>
          </table:table-cell>
          <table:table-cell table:style-name="ce26" office:value-type="string">
            <text:p>:PHOTO 記録しておきたいもの / location:photo=~, location:target=~ / subject=クーラー（エアコン）、買い替え / content=お母さんから、現金、受け取り：工事、機種購入の申し込み：前金用の金員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しておきたいもの / location:photo=~, location:target=~ / subject=クーラー（エアコン）、買い替え / content=お母さんから、現金、受け取り：工事、機種購入の申し込み：前金用の金員,other=~">
            <text:p>:PHOTO 記録しておきたいもの / location:photo=~, location:target=~ / subject=クーラー（エアコン）、買い替え / content=お母さんから、現金、受け取り：工事、機種購入の申し込み：前金用の金員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17" office:value-type="string">
            <text:p>2023-05-10_12-36-33_000.jpg</text:p>
          </table:table-cell>
          <table:table-cell table:style-name="ce26" office:value-type="string">
            <text:p>:PHOTO 記録しておきたいもの / location:photo=~, location:target=~ / subject=クーラー（エアコン）、買い替え / content=屋内機：現行のもの：設置の様子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しておきたいもの / location:photo=~, location:target=~ / subject=クーラー（エアコン）、買い替え / content=屋内機：現行のもの：設置の様子,other=~">
            <text:p>:PHOTO 記録しておきたいもの / location:photo=~, location:target=~ / subject=クーラー（エアコン）、買い替え / content=屋内機：現行のもの：設置の様子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0" office:value-type="string">
            <text:p>2023-05-10_09-53-27_000.jpg</text:p>
          </table:table-cell>
          <table:table-cell table:style-name="ce26" office:value-type="string">
            <text:p>:PHOTO 記録しておきたいもの / location:photo=~, location:target=~ / subject=クーラー（エアコン）、買い替え / content=室外機：現行のもの：採寸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18" office:value-type="string">
            <text:p>2023-05-10_09-53-33_000.jpg</text:p>
          </table:table-cell>
          <table:table-cell table:style-name="ce26" office:value-type="string">
            <text:p>:PHOTO 記録しておきたいもの / location:photo=~, location:target=~ / subject=クーラー（エアコン）、買い替え / content=室外機：現行のもの：採寸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しておきたいもの / location:photo=~, location:target=~ / subject=クーラー（エアコン）、買い替え / content=室外機：現行のもの：採寸,other=~">
            <text:p>:PHOTO 記録しておきたいもの / location:photo=~, location:target=~ / subject=クーラー（エアコン）、買い替え / content=室外機：現行のもの：採寸,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5">
            <text:p>15</text:p>
          </table:table-cell>
          <table:table-cell table:style-name="ce10" office:value-type="string">
            <text:p>2023-05-10_09-53-59_000.jpg</text:p>
          </table:table-cell>
          <table:table-cell table:style-name="ce26" office:value-type="string">
            <text:p>:PHOTO 記録しておきたいもの / location:photo=~, location:target=~ / subject=クーラー（エアコン）、買い替え / content=室外機：現行のもの：採寸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しておきたいもの / location:photo=~, location:target=~ / subject=クーラー（エアコン）、買い替え / content=室外機：現行のもの：採寸,other=~">
            <text:p>:PHOTO 記録しておきたいもの / location:photo=~, location:target=~ / subject=クーラー（エアコン）、買い替え / content=室外機：現行のもの：採寸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3-05-10_09-54-18_000.jpg</text:p>
          </table:table-cell>
          <table:table-cell table:style-name="ce26" office:value-type="string">
            <text:p>:PHOTO 記録しておきたいもの / location:photo=~, location:target=~ / subject=クーラー（エアコン）、買い替え / content=室外機：現行のもの：採寸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PHOTO 記録しておきたいもの / location:photo=~, location:target=~ / subject=クーラー（エアコン）、買い替え / content=室外機：現行のもの：採寸,other=~">
            <text:p>:PHOTO 記録しておきたいもの / location:photo=~, location:target=~ / subject=クーラー（エアコン）、買い替え / content=室外機：現行のもの：採寸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5-10_09-54-53_000.jpg</text:p>
          </table:table-cell>
          <table:table-cell table:style-name="ce26" office:value-type="string">
            <text:p>:PHOTO 記録しておきたいもの / location:photo=~, location:target=~ / subject=クーラー（エアコン）、買い替え / content=室外機：現行のもの：採寸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PHOTO 記録しておきたいもの / location:photo=~, location:target=~ / subject=クーラー（エアコン）、買い替え / content=室外機：現行のもの：採寸,other=~">
            <text:p>:PHOTO 記録しておきたいもの / location:photo=~, location:target=~ / subject=クーラー（エアコン）、買い替え / content=室外機：現行のもの：採寸,other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7" office:value-type="string">
            <text:p>2023-05-10_09-55-22_000.jpg</text:p>
          </table:table-cell>
          <table:table-cell table:style-name="ce26" office:value-type="string">
            <text:p>:PHOTO 記録しておきたいもの / location:photo=~, location:target=~ / subject=クーラー（エアコン）、買い替え / content=室外機：現行のもの：採寸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PHOTO 記録しておきたいもの / location:photo=~, location:target=~ / subject=クーラー（エアコン）、買い替え / content=室外機：現行のもの：採寸,other=~">
            <text:p>:PHOTO 記録しておきたいもの / location:photo=~, location:target=~ / subject=クーラー（エアコン）、買い替え / content=室外機：現行のもの：採寸,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7" office:value-type="string">
            <text:p>2023-05-10_09-55-45_000.jpg</text:p>
          </table:table-cell>
          <table:table-cell table:style-name="ce26" office:value-type="string">
            <text:p>:PHOTO 記録しておきたいもの / location:photo=~, location:target=~ / subject=クーラー（エアコン）、買い替え / content=室外機：現行のもの：採寸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PHOTO 記録しておきたいもの / location:photo=~, location:target=~ / subject=クーラー（エアコン）、買い替え / content=室外機：現行のもの：採寸,other=~">
            <text:p>:PHOTO 記録しておきたいもの / location:photo=~, location:target=~ / subject=クーラー（エアコン）、買い替え / content=室外機：現行のもの：採寸,other=~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5">
            <text:p>25</text:p>
          </table:table-cell>
          <table:table-cell table:style-name="ce17" office:value-type="string">
            <text:p>2023-05-10_14-46-07_000.jpg</text:p>
          </table:table-cell>
          <table:table-cell table:style-name="ce26" office:value-type="string">
            <text:p>:PHOTO 記録しておきたいもの / location:photo=~, location:target=~ / subject=クーラー（エアコン）、買い替え / content=室外機：現行のもの：採寸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PHOTO 記録しておきたいもの / location:photo=~, location:target=~ / subject=クーラー（エアコン）、買い替え / content=室外機：現行のもの：採寸,other=~">
            <text:p>:PHOTO 記録しておきたいもの / location:photo=~, location:target=~ / subject=クーラー（エアコン）、買い替え / content=室外機：現行のもの：採寸,other=~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8" office:value-type="string">
            <text:p>2023-05-10_07-49-19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 office:value-type="string">
            <text:p>2023-05-09_18-58-29_000.jpg</text:p>
          </table:table-cell>
          <table:table-cell table:style-name="ce26" office:value-type="string">
            <text:p>:m :篠笛,shinobue #*# / session-memo:session-1 / p.1-&lt;1&gt;:genre=melody,key=h-2`,session=hour-18,R=~,tempo=~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7" office:value-type="string">
            <text:p>2023-05-10_01-31-13_000.jpg</text:p>
          </table:table-cell>
          <table:table-cell table:style-name="ce26" office:value-type="string">
            <text:p>:m :th,mysl / topic=~ / content=「理を究め性を盡くして、以て命に至る」（「易経」説卦伝；「童子問　中」140p）ーー＞物理・化学の探求：適用しよう,id=~,other=~ / lang=ja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m :th,mysl / topic=~ / content=「理を究め性を盡くして、以て命に至る」（「易経」説卦伝；「童子問　中」140p）ーー＞物理・化学の探求：適用しよう,id=~,other=~ / lang=ja">
            <text:p>:m :th,mysl / topic=~ / content=「理を究め性を盡くして、以て命に至る」（「易経」説卦伝；「童子問　中」140p）ーー＞物理・化学の探求：適用しよう,id=~,other=~ / lang=ja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 office:value-type="string">
            <text:p>2023-05-10_08-00-37_000.jpg</text:p>
          </table:table-cell>
          <table:table-cell table:style-name="ce26" office:value-type="string">
            <text:p>:m :th,mysl / topic=~ / content=鷺沼教会を抜けて、青い目の神父を担ぎ：神以外の何物かを崇めている；反求,id=~,other=~ / lang=ja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m :th,mysl / topic=~ / content=鷺沼教会を抜けて、青い目の神父を担ぎ：神以外の何物かを崇めている；反求,id=~,other=~ / lang=ja">
            <text:p>:m :th,mysl / topic=~ / content=鷺沼教会を抜けて、青い目の神父を担ぎ：神以外の何物かを崇めている；反求,id=~,other=~ / lang=ja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5-10_08-46-43_000.jpg</text:p>
          </table:table-cell>
          <table:table-cell table:style-name="ce26" office:value-type="string">
            <text:p>:m #*# RES / JVEMV6 64#278_quran_chuu / 『コーラン（中）』 著者=~,校注=井筒俊彦 / p.98 / w=~,topic=~,publisher=~,other=ske+:sk-id.XJW9:棗やし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2]=&quot;&quot;;[.C24];CONCATENATE([.C24];&quot; / &quot;;[.E22]))" office:value-type="string" office:string-value=":m 1*1 RES / JVEMV6 64#238_maeno / 『微粒子から探る物性七変化』 著者=前野昌弘,校注=~ / p.159 / w=,topic=物性：界面活性剤,publisher=~,other=memo+:オキソ酸；memo+:アミド；memo+:脂肪酸アミド">
            <text:p>:m 1*1 RES / JVEMV6 64#238_maeno / 『微粒子から探る物性七変化』 著者=前野昌弘,校注=~ / p.159 / w=,topic=物性：界面活性剤,publisher=~,other=memo+:オキソ酸；memo+:アミド；memo+:脂肪酸アミド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47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5-10_09-50-42_000.jpg</text:p>
          </table:table-cell>
          <table:table-cell table:style-name="ce26" office:value-type="string">
            <text:p>:m #*# RES / JVEMV6 64#67_14_senshin / 『論語 憲問』 著者=~,校注=~ / p.307 / w=,topic=,publisher=明治書院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string" office:string-value=":m #*# RES / JVEMV6 64#67_14_senshin / 『論語 憲問』 著者=~,校注=~ / p.307 / w=,topic=,publisher=明治書院,other=">
            <text:p>:m #*# RES / JVEMV6 64#67_14_senshin / 『論語 憲問』 著者=~,校注=~ / p.307 / w=,topic=,publisher=明治書院,other=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47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17" office:value-type="string">
            <text:p>2023-05-10_11-35-40_000.jpg</text:p>
          </table:table-cell>
          <table:table-cell table:style-name="ce26" office:value-type="string">
            <text:p>:m 1*1 RES / JVEMV6 64#238_maeno / 『微粒子から探る物性七変化』 著者=前野昌弘,校注=~ / p.159 / w=,topic=物性：界面活性剤,publisher=~,other=memo+:オキソ酸；memo+:アミド；memo+:脂肪酸アミ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string" office:string-value=":m 1*1 RES / JVEMV6 64#238_maeno / 『微粒子から探る物性七変化』 著者=前野昌弘,校注=~ / p.159 / w=,topic=物性：界面活性剤,publisher=~,other=memo+:オキソ酸；memo+:アミド；memo+:脂肪酸アミド">
            <text:p>:m 1*1 RES / JVEMV6 64#238_maeno / 『微粒子から探る物性七変化』 著者=前野昌弘,校注=~ / p.159 / w=,topic=物性：界面活性剤,publisher=~,other=memo+:オキソ酸；memo+:アミド；memo+:脂肪酸アミド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47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7">
            <text:p>27</text:p>
          </table:table-cell>
          <table:table-cell table:style-name="ce18" office:value-type="string">
            <text:p>2023-05-10_17-10-44_000.jpg</text:p>
          </table:table-cell>
          <table:table-cell table:style-name="ce26" office:value-type="string">
            <text:p>:m #*# RES / JVEMV6 64#282_1_1_mamohet_kooran / 『講座　東洋思想　７　イスラムの思想』「第一節　マホメットと『コーラン』」 著者=嶋田襄平,校注=~ / p.2 / w=ラーダークリシュナン,topic=~,publisher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string" office:string-value=":m #*# RES / JVEMV6 64#282_1_1_mamohet_kooran / 『講座　東洋思想　７　イスラムの思想』「第一節　マホメットと『コーラン』」 著者=嶋田襄平,校注=~ / p.2 / w=ラーダークリシュナン,topic=~,publisher=~,other=~">
            <text:p>:m #*# RES / JVEMV6 64#282_1_1_mamohet_kooran / 『講座　東洋思想　７　イスラムの思想』「第一節　マホメットと『コーラン』」 著者=嶋田襄平,校注=~ / p.2 / w=ラーダークリシュナン,topic=~,publisher=~,other=~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47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8" office:value-type="string">
            <text:p>2023-05-09_18-41-16_000.mp4</text:p>
          </table:table-cell>
          <table:table-cell table:style-name="ce26" office:value-type="string">
            <text:p>:VIDEO / @自室 / 記録 / jap.flute / 演奏、play / R=1 / genre=melody,session=hour-18,memo=~,file-piece-id=~,memo=~,other=comment:good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string" office:string-value=":VIDEO / @自室 / 記録 / jap.flute / 演奏、play / R=1 / genre=melody,session=hour-18,memo=~,file-piece-id=~,memo=~,other=comment:good / follow+">
            <text:p>:VIDEO / @自室 / 記録 / jap.flute / 演奏、play / R=1 / genre=melody,session=hour-18,memo=~,file-piece-id=~,memo=~,other=comment:good / follow+</text:p>
          </table:table-cell>
          <table:table-cell table:style-name="ce10" table:formula="of:=RIGHT([.B26];[.K26])" office:value-type="string" office:string-value="mp4">
            <text:p>mp4</text:p>
          </table:table-cell>
          <table:table-cell table:style-name="ce47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 office:value-type="string">
            <text:p>2023-05-09_18-42-49_000.mp4</text:p>
          </table:table-cell>
          <table:table-cell table:style-name="ce26" office:value-type="string">
            <text:p>:VIDEO / @自室 / 記録 / jap.flute / 演奏、play / R=2 / genre=melody,session=hour-18,memo=~,file-piece-id=~,memo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string" office:string-value=":VIDEO / @自室 / 記録 / jap.flute / 演奏、play / R=2 / genre=melody,session=hour-18,memo=~,file-piece-id=~,memo=~,other=~ / follow+">
            <text:p>:VIDEO / @自室 / 記録 / jap.flute / 演奏、play / R=2 / genre=melody,session=hour-18,memo=~,file-piece-id=~,memo=~,other=~ / follow+</text:p>
          </table:table-cell>
          <table:table-cell table:style-name="ce10" table:formula="of:=RIGHT([.B27];[.K27])" office:value-type="string" office:string-value="mp4">
            <text:p>mp4</text:p>
          </table:table-cell>
          <table:table-cell table:style-name="ce47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5-09_18-44-24_000.mp4</text:p>
          </table:table-cell>
          <table:table-cell table:style-name="ce26" office:value-type="string">
            <text:p>:VIDEO / @自室 / 記録 / jap.flute / 演奏、play / R=3 / genre=melody,session=hour-18,memo=~,file-piece-id=~,memo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string" office:string-value=":VIDEO / @自室 / 記録 / jap.flute / 演奏、play / R=3 / genre=melody,session=hour-18,memo=~,file-piece-id=~,memo=~,other=~ / follow+">
            <text:p>:VIDEO / @自室 / 記録 / jap.flute / 演奏、play / R=3 / genre=melody,session=hour-18,memo=~,file-piece-id=~,memo=~,other=~ / follow+</text:p>
          </table:table-cell>
          <table:table-cell table:style-name="ce10" table:formula="of:=RIGHT([.B28];[.K28])" office:value-type="string" office:string-value="mp4">
            <text:p>mp4</text:p>
          </table:table-cell>
          <table:table-cell table:style-name="ce47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2">
            <text:p>2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2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0">2023/05/10</text:date>, <text:time>19:13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5-10T19:13:37.55</dc:date>
    <dc:creator>iwabuchi ken</dc:creator>
    <meta:editing-duration>P56DT8H34M53S</meta:editing-duration>
    <meta:editing-cycles>18456</meta:editing-cycles>
    <meta:document-statistic meta:table-count="2" meta:cell-count="939" meta:object-count="0"/>
    <meta:user-defined meta:name="qrichtext">1</meta:user-defined>
  </office:meta>
</office:document-meta>
</file>